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5.9339in"/>
    </style:style>
    <style:style style:name="co3" style:family="table-column">
      <style:table-column-properties fo:break-before="auto" style:column-width="3.1882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3.078in"/>
    </style:style>
    <style:style style:name="co8" style:family="table-column">
      <style:table-column-properties fo:break-before="auto" style:column-width="7.91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centuryBirth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comicElement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eto chino</text:p>
          </table:table-cell>
          <table:table-cell office:value-type="string" calcext:value-type="string">
            <text:p>Augusto E. Madan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la toma de Larache</text:p>
          </table:table-cell>
          <table:table-cell office:value-type="string" calcext:value-type="string">
            <text:p>Juan de Arguij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ria mía</text:p>
          </table:table-cell>
          <table:table-cell office:value-type="string" calcext:value-type="string">
            <text:p>Jon Juaristi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rigin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un valentón</text:p>
          </table:table-cell>
          <table:table-cell office:value-type="string" calcext:value-type="string">
            <text:p>Miguel de Cervante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pios ratoniles</text:p>
          </table:table-cell>
          <table:table-cell office:value-type="string" calcext:value-type="string">
            <text:p>Augusto E. Madan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una nariz</text:p>
          </table:table-cell>
          <table:table-cell office:value-type="string" calcext:value-type="string">
            <text:p>Francisco de Queved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ds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estro era de esgrima Campuzano</text:p>
          </table:table-cell>
          <table:table-cell office:value-type="string" calcext:value-type="string">
            <text:p>Miguel de Cervante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only attributed to Cervantes</text:p>
          </table:table-cell>
          <table:table-cell office:value-type="string" calcext:value-type="string">
            <text:p>https://cvc.cervantes.es/literatura/cervantistas/coloquios/cl_VII/cl_VII_08.pd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ta en Noviembre</text:p>
          </table:table-cell>
          <table:table-cell office:value-type="string" calcext:value-type="string">
            <text:p>Jon Juaristi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ic elements ‘modorra otoñal’, ‘chicharra'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ICO-SEXUAL</text:p>
          </table:table-cell>
          <table:table-cell office:value-type="string" calcext:value-type="string">
            <text:p>Manuel Bernabé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Melchor Jufré del Águil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ic elements repetition of sounds in last line</text:p>
          </table:table-cell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 Vinogrado, avinagrado</text:p>
          </table:table-cell>
          <table:table-cell office:value-type="string" calcext:value-type="string">
            <text:p>Jon Juaristi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ic elements sound play, lexical ambiguity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 la muerte del doctor Juan Pérez de Montalbán</text:p>
          </table:table-cell>
          <table:table-cell office:value-type="string" calcext:value-type="string">
            <text:p>Matías Frigola y Picón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Blas Sirve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ic elements absurd vocabulary use (forced rhyme shared task hosted by a publication</text:p>
          </table:table-cell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Blas Sirven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ic elements absurd vocabulary use (forced rhyme shared task hosted by a publication</text:p>
          </table:table-cell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Mariano Álvarez Roble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ic elements absurd vocabulary use (forced rhyme shared task hosted by a publication</text:p>
          </table:table-cell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varios amigos tronados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ervantesvirtual.com/obra/poesias-jocosas-humoristicas-y-festivas-del-siglo-xix--0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 señor MAS - Soneto MASónico.</text:p>
          </table:table-cell>
          <table:table-cell office:value-type="string" calcext:value-type="string">
            <text:p>Wenceslao Ayguals de Izc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ervantesvirtual.com/obra/poesias-jocosas-humoristicas-y-festivas-del-siglo-xix--0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na mañana fresca, paseando</text:p>
          </table:table-cell>
          <table:table-cell office:value-type="string" calcext:value-type="string">
            <text:p>Miguel Agustín Príncip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ervantesvirtual.com/obra/poesias-jocosas-humoristicas-y-festivas-del-siglo-xix--0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¿Quieres ser liberal? Ten entendido</text:p>
          </table:table-cell>
          <table:table-cell office:value-type="string" calcext:value-type="string">
            <text:p>Anónim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ervantesvirtual.com/obra/poesias-jocosas-humoristicas-y-festivas-del-siglo-xix--0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rindó Brabo, no el padre, sino el hijo</text:p>
          </table:table-cell>
          <table:table-cell office:value-type="string" calcext:value-type="string">
            <text:p>Juan Martínez Villerga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ervantesvirtual.com/obra/poesias-jocosas-humoristicas-y-festivas-del-siglo-xix--0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neto filosófico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ervantesvirtual.com/obra/poesias-jocosas-humoristicas-y-festivas-del-siglo-xix--0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un vate huero</text:p>
          </table:table-cell>
          <table:table-cell office:value-type="string" calcext:value-type="string">
            <text:p>Enrique Sierra Valenzuel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ervantesvirtual.com/obra/poesias-jocosas-humoristicas-y-festivas-del-siglo-xix--0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 botijo</text:p>
          </table:table-cell>
          <table:table-cell office:value-type="string" calcext:value-type="string">
            <text:p>Miguel Ramos Carrión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ervantesvirtual.com/obra/poesias-jocosas-humoristicas-y-festivas-del-siglo-xix--0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ceta para hacer sonetos</text:p>
          </table:table-cell>
          <table:table-cell office:value-type="string" calcext:value-type="string">
            <text:p>José Campo Moren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ervantesvirtual.com/obra/poesias-jocosas-humoristicas-y-festivas-del-siglo-xix--0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l para cual</text:p>
          </table:table-cell>
          <table:table-cell office:value-type="string" calcext:value-type="string">
            <text:p>Joaquín Sabin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ttps://d2fahduf2624mg.cloudfront.net/pre_purchase_docs/BK_CUAN_000061/2020-06-23-08-49-04/bk_cuan_000061.pd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 peregrino</text:p>
          </table:table-cell>
          <table:table-cell office:value-type="string" calcext:value-type="string">
            <text:p>Camila Lucind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 hay otro Fray Gerundio, ni le ha habido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ic elements referring to some major classic authors as incompetent compared to the poem’s protagonist</text:p>
          </table:table-cell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mpestades</text:p>
          </table:table-cell>
          <table:table-cell office:value-type="string" calcext:value-type="string">
            <text:p>Emilio Mor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in esperanza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s armas del amor</text:p>
          </table:table-cell>
          <table:table-cell office:value-type="string" calcext:value-type="string">
            <text:p>Juan Meléndez Valdé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Juan Meléndez Valdé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dieval</text:p>
          </table:table-cell>
          <table:table-cell office:value-type="string" calcext:value-type="string">
            <text:p>Julián del Casa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 su comedia Celos, amor y venganza</text:p>
          </table:table-cell>
          <table:table-cell office:value-type="string" calcext:value-type="string">
            <text:p>Luis Vélez de Guevar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Francisco de Figuero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Carlos de la Coba Machica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ñé que una piedra me arrojaba</text:p>
          </table:table-cell>
          <table:table-cell office:value-type="string" calcext:value-type="string">
            <text:p>Francisco de Terraza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Arturo Reye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 Julio</text:p>
          </table:table-cell>
          <table:table-cell office:value-type="string" calcext:value-type="string">
            <text:p>Nicolás Arna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Juan Bautista de Mes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 mirada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helos</text:p>
          </table:table-cell>
          <table:table-cell office:value-type="string" calcext:value-type="string">
            <text:p>Mercedes Matamoro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l granjero</text:p>
          </table:table-cell>
          <table:table-cell office:value-type="string" calcext:value-type="string">
            <text:p>Julio Herrera y Reissig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ic elements some of the vocabulary, very prosaic (vegetables), and vegetables get personified with human properties</text:p>
          </table:table-cell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 doctor Juan Pérez Montalbán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dilio salvaje – IV</text:p>
          </table:table-cell>
          <table:table-cell office:value-type="string" calcext:value-type="string">
            <text:p>Manuel José Othón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trato</text:p>
          </table:table-cell>
          <table:table-cell office:value-type="string" calcext:value-type="string">
            <text:p>Manuel José Othón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volución</text:p>
          </table:table-cell>
          <table:table-cell office:value-type="string" calcext:value-type="string">
            <text:p>José Selgas y Carrasc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drar a la luna</text:p>
          </table:table-cell>
          <table:table-cell office:value-type="string" calcext:value-type="string">
            <text:p>Jacinto Verdague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ñar y amar</text:p>
          </table:table-cell>
          <table:table-cell office:value-type="string" calcext:value-type="string">
            <text:p>José Gonzalo Roldán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ELANCOLÍA</text:p>
          </table:table-cell>
          <table:table-cell office:value-type="string" calcext:value-type="string">
            <text:p>Rubén Darí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NETO AUTUMNAL AL MARQUÉS DE BRADOMÍN</text:p>
          </table:table-cell>
          <table:table-cell office:value-type="string" calcext:value-type="string">
            <text:p>Rubén Darí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 erupción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 hay regla sin excepción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l amor ideal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 mayor dolor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dilio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 recompensa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l de muchos...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ración fúnebre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 doctrina de Epicuro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abajo perdido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l néctar de los dioses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 un crítico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 propósito de un bailarín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n amigo residente en Roma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nforme - A un amigo que, pensando en casarse, me pidió mi opinión respecto de las mujeres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da... Rodríguez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 un pobre rico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os placeres del campo</text:p>
          </table:table-cell>
          <table:table-cell office:value-type="string" calcext:value-type="string">
            <text:p>Manuel del Palac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collection labeled 'Sonetos Cómicos'</text:p>
          </table:table-cell>
          <table:table-cell office:value-type="string" calcext:value-type="string">
            <text:p>https://www.cervantesvirtual.com/obra-visor/poesias-escogidas--1/html/fef3bb6e-82b1-11df-acc7-002185ce6064_3.html#I_53_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 Josefa Vaca, reprendiéndola su mari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section labeled 'Sonetos Satíricos'</text:p>
          </table:table-cell>
          <table:table-cell office:value-type="string" calcext:value-type="string">
            <text:p>https://www.cervantesvirtual.com/obra-visor/sonetos--4/html/000fed4c-82b2-11df-acc7-002185ce6064_6.html#I_152_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sefa Vaca, comediant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section labeled 'Sonetos Satíricos'</text:p>
          </table:table-cell>
          <table:table-cell office:value-type="string" calcext:value-type="string">
            <text:p>https://www.cervantesvirtual.com/obra-visor/sonetos--4/html/000fed4c-82b2-11df-acc7-002185ce6064_6.html#I_152_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 una academia que se hizo en casa de Antonio de Vega, confes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section labeled 'Sonetos Satíricos'</text:p>
          </table:table-cell>
          <table:table-cell office:value-type="string" calcext:value-type="string">
            <text:p>https://www.cervantesvirtual.com/obra-visor/sonetos--4/html/000fed4c-82b2-11df-acc7-002185ce6064_6.html#I_152_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 vanas esperanzas de la Cor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section labeled 'Sonetos Satíricos'</text:p>
          </table:table-cell>
          <table:table-cell office:value-type="string" calcext:value-type="string">
            <text:p>https://www.cervantesvirtual.com/obra-visor/sonetos--4/html/000fed4c-82b2-11df-acc7-002185ce6064_6.html#I_152_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 doña Justa Sánchez y don Diego de Tovar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section labeled 'Sonetos Satíricos'</text:p>
          </table:table-cell>
          <table:table-cell office:value-type="string" calcext:value-type="string">
            <text:p>https://www.cervantesvirtual.com/obra-visor/sonetos--4/html/000fed4c-82b2-11df-acc7-002185ce6064_6.html#I_152_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 Jorge de Tovar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section labeled 'Sonetos Satíricos'</text:p>
          </table:table-cell>
          <table:table-cell office:value-type="string" calcext:value-type="string">
            <text:p>https://www.cervantesvirtual.com/obra-visor/sonetos--4/html/000fed4c-82b2-11df-acc7-002185ce6064_6.html#I_152_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 la casa de una cortesana donde entró a vivir un pretendien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section labeled 'Sonetos Satíricos'</text:p>
          </table:table-cell>
          <table:table-cell office:value-type="string" calcext:value-type="string">
            <text:p>https://www.cervantesvirtual.com/obra-visor/sonetos--4/html/000fed4c-82b2-11df-acc7-002185ce6064_6.html#I_152_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 aguacil de corte Pedro Vergel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 of a section labeled 'Sonetos Satíricos'</text:p>
          </table:table-cell>
          <table:table-cell office:value-type="string" calcext:value-type="string">
            <text:p>https://www.cervantesvirtual.com/obra-visor/sonetos--4/html/000fed4c-82b2-11df-acc7-002185ce6064_6.html#I_152_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L ATARDECER</text:p>
          </table:table-cell>
          <table:table-cell office:value-type="string" calcext:value-type="string">
            <text:p>Manuel Bernabé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 LAONG - LAAN</text:p>
          </table:table-cell>
          <table:table-cell office:value-type="string" calcext:value-type="string">
            <text:p>Manuel Bernabé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 Raimundo de Peñafort</text:p>
          </table:table-cell>
          <table:table-cell office:value-type="string" calcext:value-type="string">
            <text:p>Juan Francisco André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Francisco de Sigüenz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 San Isidro</text:p>
          </table:table-cell>
          <table:table-cell office:value-type="string" calcext:value-type="string">
            <text:p>Juan Francisco de Prad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 general Lamar</text:p>
          </table:table-cell>
          <table:table-cell office:value-type="string" calcext:value-type="string">
            <text:p>José Joaquín Olmed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galando una botlla de vino añejo</text:p>
          </table:table-cell>
          <table:table-cell office:value-type="string" calcext:value-type="string">
            <text:p>Antonio Ros de Olan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a casada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- X -</text:p>
          </table:table-cell>
          <table:table-cell office:value-type="string" calcext:value-type="string">
            <text:p>Marqués de Santillan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oñé que una piedra me arrojaba</text:p>
          </table:table-cell>
          <table:table-cell office:value-type="string" calcext:value-type="string">
            <text:p>Francisco de Terraza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onetos – - III -</text:p>
          </table:table-cell>
          <table:table-cell office:value-type="string" calcext:value-type="string">
            <text:p>Pedro de Quiró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netos – IV</text:p>
          </table:table-cell>
          <table:table-cell office:value-type="string" calcext:value-type="string">
            <text:p>Melchor Palau y Català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Luis Martín de la Plaz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a mariposa y el árbol</text:p>
          </table:table-cell>
          <table:table-cell office:value-type="string" calcext:value-type="string">
            <text:p>Manuel Gutiérrez Nájer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Jerónimo de Lomas Cantora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Juan de San Martín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- II -</text:p>
          </table:table-cell>
          <table:table-cell office:value-type="string" calcext:value-type="string">
            <text:p>Luis Barahona de Sot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 perla</text:p>
          </table:table-cell>
          <table:table-cell office:value-type="string" calcext:value-type="string">
            <text:p>Manuel Rein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Yo he leído</text:p>
          </table:table-cell>
          <table:table-cell office:value-type="string" calcext:value-type="string">
            <text:p>Concepción Roble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n el segundo centenario de D. Pedro Calderón de la Barca – VI</text:p>
          </table:table-cell>
          <table:table-cell office:value-type="string" calcext:value-type="string">
            <text:p>Numa Pompilio Llon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 bordo del «Barranquilla»</text:p>
          </table:table-cell>
          <table:table-cell office:value-type="string" calcext:value-type="string">
            <text:p>Julio Flores Ro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oneto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ean Vauquelin de la Fresnaye</text:p>
          </table:table-cell>
          <table:table-cell office:value-type="string" calcext:value-type="string">
            <text:p>Fernando Maristany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Esther Lucila Vázquez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isco</text:p>
          </table:table-cell>
        </table:table-row>
      </table:table>
      <table:table table:name="poemsPerAuthor" table:style-name="ta1">
        <table:table-column table:style-name="co10" table:default-cell-style-name="ce3"/>
        <table:table-column table:style-name="co9" table:default-cell-style-name="ce7"/>
        <table:table-row table:style-name="ro1">
          <table:table-cell table:style-name="ce1" office:value-type="string" calcext:value-type="string">
            <text:p>author</text:p>
          </table:table-cell>
          <table:table-cell table:style-name="ce5" office:value-type="string" calcext:value-type="string">
            <text:p>Count - author</text:p>
          </table:table-cell>
        </table:table-row>
        <table:table-row table:style-name="ro1">
          <table:table-cell table:style-name="ce2" office:value-type="string" calcext:value-type="string">
            <text:p>Anónimo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onio Ros de Ol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uro Re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usto E. Mad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s Sirv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ila Luci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 de la Coba Machic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epción Ro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lio M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rique Sierra Valenzu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her Lucila Vázqu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nando Marist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co de Figuero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co de Sigüen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co de Terraz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isco Javier Ugarte y Pa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into Verdagu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ónimo de Lomas Canto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quín Sab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 Juaris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sé Campo More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é Francisco de Isla, «Padre Isla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é Gonzalo Roldá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é Joaquín Olme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é Selgas y Carras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 Bautista de Me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 de Argui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 de San Martí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 de Tassis y Peralta, Conde de Villamedia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uan Francisco Andr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 Francisco de Pr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 Martínez Villerg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 Meléndez Valdé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án del Ca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o Flores Ro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o Herrera y Reiss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s Barahona de S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s Martín de la Pla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s Vélez de Gueva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 Bernab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uel Bretón de los Herrer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 del Palaci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nuel Gutiérrez Náje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 José Oth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el Re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no Álvarez Ro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qués de Santill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ías Frigola y Pic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chor Jufré del Águi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chor Palau y Catal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des de Velilla Rodrígu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des Matamor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guel Agustín Prínc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guel de Cerva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guel Ramos Carr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olás Arn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a Pompilio Llo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ro de Quiró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ario («Crisantema») Sanso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én Darí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ón Villalobos Benavides y Calatay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nceslao Ayguals de Izco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00" calcext:value-type="float">
            <text:p>100</text:p>
          </table:table-cell>
        </table:table-row>
      </table:table>
      <table:named-expressions/>
      <table:data-pilot-tables>
        <table:data-pilot-table table:name="DataPilot1" table:application-data="" table:target-range-address="poemsPerAuthor.A1:poemsPerAuthor.B65" table:buttons="poemsPerAuthor.A1" table:show-filter-button="false" table:drill-down-on-double-click="false">
          <table:source-cell-range table:cell-range-address="metadata.A1:metadata.H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uthor" table:orientation="row" table:used-hierarchy="0" table:function="auto">
            <table:data-pilot-level table:show-empty="false" calcext:repeat-item-labels="false">
              <table:data-pilot-members>
                <table:data-pilot-member table:name="Anónimo" table:display="true" table:show-details="true"/>
                <table:data-pilot-member table:name="Antonio Ros de Olano" table:display="true" table:show-details="true"/>
                <table:data-pilot-member table:name="Arturo Reyes" table:display="true" table:show-details="true"/>
                <table:data-pilot-member table:name="Augusto E. Madan" table:display="true" table:show-details="true"/>
                <table:data-pilot-member table:name="Blas Sirvent" table:display="true" table:show-details="true"/>
                <table:data-pilot-member table:name="Camila Lucinda" table:display="true" table:show-details="true"/>
                <table:data-pilot-member table:name="Carlos de la Coba Machicao" table:display="true" table:show-details="true"/>
                <table:data-pilot-member table:name="Concepción Robles" table:display="true" table:show-details="true"/>
                <table:data-pilot-member table:name="Emilio Mora" table:display="true" table:show-details="true"/>
                <table:data-pilot-member table:name="Enrique Sierra Valenzuela" table:display="true" table:show-details="true"/>
                <table:data-pilot-member table:name="Esther Lucila Vázquez" table:display="true" table:show-details="true"/>
                <table:data-pilot-member table:name="Fernando Maristany" table:display="true" table:show-details="true"/>
                <table:data-pilot-member table:name="Francisco de Figueroa" table:display="true" table:show-details="true"/>
                <table:data-pilot-member table:name="Francisco de Quevedo" table:display="true" table:show-details="true"/>
                <table:data-pilot-member table:name="Francisco de Sigüenza" table:display="true" table:show-details="true"/>
                <table:data-pilot-member table:name="Francisco de Terrazas" table:display="true" table:show-details="true"/>
                <table:data-pilot-member table:name="Francisco Javier Ugarte y Pages" table:display="true" table:show-details="true"/>
                <table:data-pilot-member table:name="Jacinto Verdaguer" table:display="true" table:show-details="true"/>
                <table:data-pilot-member table:name="Jerónimo de Lomas Cantoral" table:display="true" table:show-details="true"/>
                <table:data-pilot-member table:name="Joaquín Sabina" table:display="true" table:show-details="true"/>
                <table:data-pilot-member table:name="Jon Juaristi" table:display="true" table:show-details="true"/>
                <table:data-pilot-member table:name="José Campo Moreno" table:display="true" table:show-details="true"/>
                <table:data-pilot-member table:name="José Francisco de Isla, «Padre Isla»" table:display="true" table:show-details="true"/>
                <table:data-pilot-member table:name="José Gonzalo Roldán" table:display="true" table:show-details="true"/>
                <table:data-pilot-member table:name="José Joaquín Olmedo" table:display="true" table:show-details="true"/>
                <table:data-pilot-member table:name="José Selgas y Carrasco" table:display="true" table:show-details="true"/>
                <table:data-pilot-member table:name="Juan Bautista de Mesa" table:display="true" table:show-details="true"/>
                <table:data-pilot-member table:name="Juan de Arguijo" table:display="true" table:show-details="true"/>
                <table:data-pilot-member table:name="Juan de San Martín" table:display="true" table:show-details="true"/>
                <table:data-pilot-member table:name="Juan de Tassis y Peralta, Conde de Villamediana" table:display="true" table:show-details="true"/>
                <table:data-pilot-member table:name="Juan Francisco Andrés" table:display="true" table:show-details="true"/>
                <table:data-pilot-member table:name="Juan Francisco de Prado" table:display="true" table:show-details="true"/>
                <table:data-pilot-member table:name="Juan Martínez Villergas" table:display="true" table:show-details="true"/>
                <table:data-pilot-member table:name="Juan Meléndez Valdés" table:display="true" table:show-details="true"/>
                <table:data-pilot-member table:name="Julián del Casal" table:display="true" table:show-details="true"/>
                <table:data-pilot-member table:name="Julio Flores Roa" table:display="true" table:show-details="true"/>
                <table:data-pilot-member table:name="Julio Herrera y Reissig" table:display="true" table:show-details="true"/>
                <table:data-pilot-member table:name="Luis Barahona de Soto" table:display="true" table:show-details="true"/>
                <table:data-pilot-member table:name="Luis Martín de la Plaza" table:display="true" table:show-details="true"/>
                <table:data-pilot-member table:name="Luis Vélez de Guevara" table:display="true" table:show-details="true"/>
                <table:data-pilot-member table:name="Manuel Bernabé" table:display="true" table:show-details="true"/>
                <table:data-pilot-member table:name="Manuel Bretón de los Herreros" table:display="true" table:show-details="true"/>
                <table:data-pilot-member table:name="Manuel del Palacio" table:display="true" table:show-details="true"/>
                <table:data-pilot-member table:name="Manuel Gutiérrez Nájera" table:display="true" table:show-details="true"/>
                <table:data-pilot-member table:name="Manuel José Othón" table:display="true" table:show-details="true"/>
                <table:data-pilot-member table:name="Manuel Reina" table:display="true" table:show-details="true"/>
                <table:data-pilot-member table:name="Mariano Álvarez Robles" table:display="true" table:show-details="true"/>
                <table:data-pilot-member table:name="Marqués de Santillana" table:display="true" table:show-details="true"/>
                <table:data-pilot-member table:name="Matías Frigola y Picón" table:display="true" table:show-details="true"/>
                <table:data-pilot-member table:name="Melchor Jufré del Águila" table:display="true" table:show-details="true"/>
                <table:data-pilot-member table:name="Melchor Palau y Català" table:display="true" table:show-details="true"/>
                <table:data-pilot-member table:name="Mercedes de Velilla Rodríguez" table:display="true" table:show-details="true"/>
                <table:data-pilot-member table:name="Mercedes Matamoros" table:display="true" table:show-details="true"/>
                <table:data-pilot-member table:name="Miguel Agustín Príncipe" table:display="true" table:show-details="true"/>
                <table:data-pilot-member table:name="Miguel de Cervantes" table:display="true" table:show-details="true"/>
                <table:data-pilot-member table:name="Miguel Ramos Carrión" table:display="true" table:show-details="true"/>
                <table:data-pilot-member table:name="Nicolás Arnao" table:display="true" table:show-details="true"/>
                <table:data-pilot-member table:name="Numa Pompilio Llona" table:display="true" table:show-details="true"/>
                <table:data-pilot-member table:name="Pedro de Quirós" table:display="true" table:show-details="true"/>
                <table:data-pilot-member table:name="Rosario («Crisantema») Sansores" table:display="true" table:show-details="true"/>
                <table:data-pilot-member table:name="Rubén Darío" table:display="true" table:show-details="true"/>
                <table:data-pilot-member table:name="Simón Villalobos Benavides y Calatayud" table:display="true" table:show-details="true"/>
                <table:data-pilot-member table:name="Wenceslao Ayguals de Izc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ho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3T12:52:58.424950649</dc:date>
    <meta:editing-duration>PT10M26S</meta:editing-duration>
    <meta:editing-cycles>1</meta:editing-cycles>
    <meta:document-statistic meta:table-count="2" meta:cell-count="873" meta:object-count="0"/>
    <meta:generator>LibreOffice/25.2.3.2$Linux_X86_64 LibreOffice_project/520$Build-2</meta:generator>
  </office:meta>
</office:document-meta>
</file>